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1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91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00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7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96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66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6.77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3.724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r7" style:family="presentation" style:parent-style-name="Default7-notes">
      <style:graphic-properties draw:fill-color="#ffffff" draw:auto-grow-height="true" fo:min-height="12.572cm"/>
    </style:style>
    <style:style style:name="pr8" style:family="presentation" style:parent-style-name="Default8-notes">
      <style:graphic-properties draw:fill-color="#ffffff" draw:auto-grow-height="true" fo:min-height="12.572cm"/>
    </style:style>
    <style:style style:name="pr9" style:family="presentation" style:parent-style-name="Default9-notes">
      <style:graphic-properties draw:fill-color="#ffffff" draw:auto-grow-height="true" fo:min-height="12.572cm"/>
    </style:style>
    <style:style style:name="pr10" style:family="presentation" style:parent-style-name="Default10-notes">
      <style:graphic-properties draw:fill-color="#ffffff" draw:auto-grow-height="true" fo:min-height="12.572cm"/>
    </style:style>
    <style:style style:name="pr11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text-line-through-style="none" style:text-line-through-type="none" style:font-name="Segoe UI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style:font-size-asian="26pt" style:font-size-complex="26pt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none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line-through-style="none" style:text-line-through-type="none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4" style:family="text">
      <style:text-properties fo:color="#000000" style:text-line-through-style="none" style:text-line-through-type="none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5" style:family="text">
      <style:text-properties fo:color="#000000" style:font-name="Segoe UI" fo:font-size="24pt" fo:text-shadow="none" fo:font-weight="bold" style:font-name-asian="Segoe UI1" style:font-size-asian="24pt" style:font-weight-asian="bold" style:font-name-complex="Segoe UI1" style:font-size-complex="24pt" style:font-weight-complex="bold"/>
    </style:style>
    <style:style style:name="T6" style:family="text">
      <style:text-properties fo:color="#000000" style:font-name="Segoe UI" fo:font-size="36pt" fo:text-shadow="none" fo:font-weight="bold" style:font-name-asian="Segoe UI1" style:font-size-asian="36pt" style:font-weight-asian="bold" style:font-name-complex="Segoe UI1" style:font-size-complex="36pt" style:font-weight-complex="bold"/>
    </style:style>
    <style:style style:name="T7" style:family="text">
      <style:text-properties fo:color="#ffffff" style:font-name="Segoe UI" fo:font-size="16pt" fo:text-shadow="none" style:font-name-asian="Segoe UI1" style:font-size-asian="16pt" style:font-name-complex="Segoe UI1" style:font-size-complex="16pt"/>
    </style:style>
    <style:style style:name="T8" style:family="text">
      <style:text-properties fo:color="#ffffff" style:font-name="Segoe UI" fo:font-size="16pt" fo:text-shadow="none" fo:font-weight="bold" style:font-name-asian="Segoe UI1" style:font-size-asian="16pt" style:font-weight-asian="bold" style:font-name-complex="Segoe UI1" style:font-size-complex="16pt" style:font-weight-complex="bold"/>
    </style:style>
    <style:style style:name="T9" style:family="text">
      <style:text-properties fo:color="#000000" style:font-name="Segoe UI" fo:font-size="20pt" fo:text-shadow="none" fo:font-weight="bold" style:font-name-asian="Segoe UI1" style:font-size-asian="20pt" style:font-weight-asian="bold" style:font-name-complex="Segoe UI1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5.146cm" svg:height="3.063cm" svg:x="1.524cm" svg:y="0.687cm">
          <draw:text-box>
            <text:p text:style-name="P1"><text:span text:style-name="T1">HYMN #901</text:span></text:p>
            <text:p text:style-name="P1"><text:span text:style-name="T2">“</text:span><text:span text:style-name="T2">Open Now Thy Gates of Beauty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4" draw:layer="layout" svg:width="24.892cm" svg:height="7.268cm" svg:x="1.502cm" svg:y="0.441cm">
          <draw:text-box>
            <text:p text:style-name="P1"><text:span text:style-name="T3">1. </text:span><text:span text:style-name="T4">Open now thy gates of beauty;</text:span><text:span text:style-name="T4"><text:line-break/></text:span><text:span text:style-name="T4">Zion, let me enter there,</text:span><text:span text:style-name="T4"><text:line-break/></text:span><text:span text:style-name="T4">Where my soul in joyful duty</text:span><text:span text:style-name="T4"><text:line-break/></text:span><text:span text:style-name="T4">Waits for Him who answers pray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4" draw:text-style-name="P4" draw:layer="layout" svg:width="24.892cm" svg:height="4.168cm" svg:x="1.524cm" svg:y="0.508cm">
          <draw:text-box>
            <text:p text:style-name="P1"><text:span text:style-name="T4">Oh, how blessèd is this place,</text:span><text:span text:style-name="T4"><text:line-break/></text:span><text:span text:style-name="T4">Filled with solace, light, and gra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5" draw:text-style-name="P5" draw:layer="layout" svg:width="24.892cm" svg:height="7.255cm" svg:x="1.502cm" svg:y="0.565cm">
          <draw:text-box>
            <text:p text:style-name="P1"><text:span text:style-name="T5">2. </text:span><text:span text:style-name="T6">Gracious God, I come before Thee;</text:span><text:span text:style-name="T6"><text:line-break/></text:span><text:span text:style-name="T6">Come Thou also unto me.</text:span><text:span text:style-name="T6"><text:line-break/></text:span><text:span text:style-name="T6">Where we find Thee and adore Thee,</text:span><text:span text:style-name="T6"><text:line-break/></text:span><text:span text:style-name="T6">There a heav’n on earth must b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6" draw:text-style-name="P5" draw:layer="layout" svg:width="24.892cm" svg:height="3.953cm" svg:x="1.524cm" svg:y="0.619cm">
          <draw:text-box>
            <text:p text:style-name="P1"><text:span text:style-name="T6">To my heart, O enter Thou;</text:span><text:span text:style-name="T6"><text:line-break/></text:span><text:span text:style-name="T6">Let it be Thy temple now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7" draw:text-style-name="P5" draw:layer="layout" svg:width="24.638cm" svg:height="7.216cm" svg:x="1.778cm" svg:y="0.56cm">
          <draw:text-box>
            <text:p text:style-name="P1"><text:span text:style-name="T5">3. </text:span><text:span text:style-name="T6">Here Thy praise is gladly chanted;</text:span><text:span text:style-name="T6"><text:line-break/></text:span><text:span text:style-name="T6">Here Thy seed is duly sown.</text:span><text:span text:style-name="T6"><text:line-break/></text:span><text:span text:style-name="T6">Let my soul, where it is planted,</text:span><text:span text:style-name="T6"><text:line-break/></text:span><text:span text:style-name="T6">Bring forth precious sheaves alone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7">
        <draw:frame draw:style-name="gr8" draw:text-style-name="P5" draw:layer="layout" svg:width="24.638cm" svg:height="3.914cm" svg:x="1.734cm" svg:y="0.538cm">
          <draw:text-box>
            <text:p text:style-name="P1"><text:span text:style-name="T6">So that all I hear may be</text:span><text:span text:style-name="T6"><text:line-break/></text:span><text:span text:style-name="T6">Fruitful unto life in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8">
        <draw:frame draw:style-name="gr9" draw:text-style-name="P5" draw:layer="layout" svg:width="24.384cm" svg:height="7.022cm" svg:x="1.746cm" svg:y="0.598cm">
          <draw:text-box>
            <text:p text:style-name="P1"><text:span text:style-name="T5">4. </text:span><text:span text:style-name="T6">Thou my faith increase and quicken;</text:span><text:span text:style-name="T6"><text:line-break/></text:span><text:span text:style-name="T6">Let me keep Thy gift divine,</text:span><text:span text:style-name="T6"><text:line-break/></text:span><text:span text:style-name="T6">Howsoe’er temptations thicken;</text:span><text:span text:style-name="T6"><text:line-break/></text:span><text:span text:style-name="T6">May Thy Word still o’er me shin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9">
        <draw:frame draw:style-name="gr10" draw:text-style-name="P5" draw:layer="layout" svg:width="24.384cm" svg:height="3.974cm" svg:x="1.746cm" svg:y="0.508cm">
          <draw:text-box>
            <text:p text:style-name="P1"><text:span text:style-name="T6">As my guiding star through life,</text:span><text:span text:style-name="T6"><text:line-break/></text:span><text:span text:style-name="T6">As my comfort in all strif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9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0">
        <draw:frame draw:style-name="gr11" draw:text-style-name="P6" draw:layer="layout" svg:width="24.892cm" svg:height="7.011cm" svg:x="1.524cm" svg:y="0.387cm">
          <draw:text-box>
            <text:p text:style-name="P1"><text:span text:style-name="T5">5. </text:span><text:span text:style-name="T6">Speak, O God, and I will hear Thee;</text:span><text:span text:style-name="T6"><text:line-break/></text:span><text:span text:style-name="T6">Let Thy will be done indeed.</text:span><text:span text:style-name="T6"><text:line-break/></text:span><text:span text:style-name="T6">May I undisturbed draw near Thee</text:span><text:span text:style-name="T6"><text:line-break/></text:span><text:span text:style-name="T6">While Thou dost Thy people fe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1">
        <draw:frame draw:style-name="gr12" draw:text-style-name="P8" draw:layer="layout" svg:width="24.892cm" svg:height="10.011cm" svg:x="1.524cm" svg:y="0.453cm">
          <draw:text-box>
            <text:p text:style-name="P1"><text:span text:style-name="T6">Here of life the fountain flows;</text:span><text:span text:style-name="T6"><text:line-break/></text:span><text:span text:style-name="T6">Here is balm for all our woes.</text:span></text:p>
            <text:p text:style-name="P7"><text:span text:style-name="T6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8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1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1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1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1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1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6T20:02:05.029000000</meta:creation-date>
    <dc:date>2019-01-20T14:38:09.454000000</dc:date>
    <meta:editing-duration>PT8M47S</meta:editing-duration>
    <meta:editing-cycles>10</meta:editing-cycles>
    <meta:generator>LibreOffice/6.1.3.2$Windows_X86_64 LibreOffice_project/86daf60bf00efa86ad547e59e09d6bb77c699acb</meta:generator>
    <meta:document-statistic meta:object-count="186"/>
  </office:meta>
</office:document-meta>
</file>